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style:text-autospace="none"/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P6" style:family="paragraph" style:parent-style-name="Standard">
      <style:text-properties style:font-name="Courier New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ext_20_body">
      <style:text-properties style:font-name="Times New Roman"/>
    </style:style>
    <style:style style:name="P9" style:family="paragraph" style:parent-style-name="Text_20_body"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P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Times New Roman" fo:language="en" fo:country="GB" style:text-underline-style="solid" style:text-underline-width="auto" style:text-underline-color="font-color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Times New Roman" fo:font-size="12pt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en" fo:country="GB" style:font-name-asian="Courier New" style:font-size-asian="12pt" style:font-name-complex="Courier New" style:font-size-complex="12pt"/>
    </style:style>
    <style:style style:name="P15" style:family="paragraph" style:parent-style-name="Standard" style:list-style-name="L5">
      <style:paragraph-properties fo:text-align="justify" style:justify-single-word="false" style:text-autospace="none"/>
      <style:text-properties style:font-name="Times New Roman" fo:font-size="12pt" fo:language="en" fo:country="GB" style:font-name-asian="Courier New" style:font-size-asian="12pt" style:font-name-complex="Courier New" style:font-size-complex="12pt"/>
    </style:style>
    <style:style style:name="P16" style:family="paragraph" style:parent-style-name="Standard" style:list-style-name="L3">
      <style:text-properties fo:language="en" fo:country="GB"/>
    </style:style>
    <style:style style:name="P17" style:family="paragraph" style:parent-style-name="Standard">
      <style:paragraph-properties fo:text-align="justify" style:justify-single-word="false"/>
      <style:text-properties fo:language="en" fo:country="GB"/>
    </style:style>
    <style:style style:name="P18" style:family="paragraph" style:parent-style-name="Standard" style:list-style-name="L4"/>
    <style:style style:name="P19" style:family="paragraph" style:parent-style-name="Standard" style:list-style-name="L6"/>
    <style:style style:name="P20" style:family="paragraph" style:parent-style-name="Standard">
      <style:text-properties style:font-name="Courier New" fo:font-size="10pt" fo:language="en" fo:country="GB" style:font-size-asian="10pt" style:font-size-complex="10pt"/>
    </style:style>
    <style:style style:name="P21" style:family="paragraph" style:parent-style-name="Standard" style:list-style-name="L7">
      <style:paragraph-properties style:text-autospace="none"/>
    </style:style>
    <style:style style:name="P22" style:family="paragraph" style:parent-style-name="Text_20_body" style:list-style-name="L8"/>
    <style:style style:name="P2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4" style:family="paragraph" style:parent-style-name="Heading" style:list-style-name="L1">
      <style:text-properties fo:language="en" fo:country="GB"/>
    </style:style>
    <style:style style:name="P25" style:family="paragraph" style:parent-style-name="Heading" style:list-style-name="L1">
      <style:paragraph-properties fo:break-before="page"/>
    </style:style>
    <style:style style:name="P26" style:family="paragraph" style:parent-style-name="Heading_20_2" style:list-style-name="L1">
      <style:text-properties fo:font-size="14pt" fo:language="en" fo:country="GB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Heading_20_2" style:list-style-name="L1">
      <style:text-properties fo:language="en" fo:country="GB"/>
    </style:style>
    <style:style style:name="P28" style:family="paragraph"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language="en" fo:country="GB" style:font-name-asian="Courier New" style:font-size-asian="12pt" style:font-name-complex="Courier New" style:font-size-complex="12pt"/>
    </style:style>
    <style:style style:name="T3" style:family="text">
      <style:text-properties style:font-name="Times New Roman" fo:font-size="12pt" fo:language="en" fo:country="GB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4" style:family="text">
      <style:text-properties style:font-name="Times New Roman" fo:font-size="12pt" fo:language="en" fo:country="GB" fo:font-weight="normal" style:font-name-asian="Courier New" style:font-size-asian="12pt" style:font-weight-asian="normal" style:font-name-complex="Courier New" style:font-size-complex="12pt" style:font-weight-complex="normal"/>
    </style:style>
    <style:style style:name="T5" style:family="text">
      <style:text-properties style:font-name="Times New Roman" fo:font-size="12pt" fo:language="en" fo:country="GB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T6" style:family="text"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T7" style:family="text">
      <style:text-properties style:font-name="Times New Roman" fo:font-size="12pt" style:font-name-asian="Courier New" style:font-size-asian="12pt" style:font-name-complex="Courier New" style:font-size-complex="12pt"/>
    </style:style>
    <style:style style:name="T8" style:family="text">
      <style:text-properties style:font-name="Times New Roman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9" style:family="text">
      <style:text-properties style:font-name="Times New Roman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10" style:family="text">
      <style:text-properties style:font-name="Times New Roman" fo:font-weight="bold"/>
    </style:style>
    <style:style style:name="T11" style:family="text">
      <style:text-properties fo:font-weight="bold"/>
    </style:style>
    <style:style style:name="T12" style:family="text">
      <style:text-properties fo:language="en" fo:country="GB"/>
    </style:style>
    <style:style style:name="T13" style:family="text">
      <style:text-properties fo:language="en" fo:country="GB" style:text-underline-style="none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vg:stroke-width="0.025cm" draw:marker-start-width="0.381cm" draw:marker-end-width="0.381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install MPTK binary fil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UMMARY</text:p>
      <text:p text:style-name="P3"/>
      <text:p text:style-name="P4">Read this document to learn how to install the Matching Pursuit Tool Kit binary files on Unix platforms and MAC OS X.</text:p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LAYO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LAYOUT</text:p>
          </text:index-title>
          <text:p text:style-name="P23"><text:s/>1.Getting started<text:tab/>2</text:p>
          <text:p text:style-name="P11"><text:s/>1.1.Required tools<text:tab/>2</text:p>
          <text:p text:style-name="P11"><text:s/>1.2.Required package<text:tab/>2</text:p>
          <text:p text:style-name="P23"><text:s/>2.Basic installation<text:tab/>2</text:p>
          <text:p text:style-name="P11"><text:s/>2.1.Installation procedure<text:tab/>2</text:p>
          <text:p text:style-name="P11"><text:s/>2.2.Composition of the archive<text:tab/>2</text:p>
          <text:p text:style-name="P11"><text:s/>2.3.Installation details<text:tab/>2</text:p>
          <text:p text:style-name="P23"><text:s/>3.Appendix<text:tab/>3</text:p>
          <text:p text:style-name="P11"><text:s/>3.1.Getting libsndfile<text:tab/>3</text:p>
          <text:p text:style-name="P11"><text:s/>3.2.Getting fftw<text:tab/>3</text:p>
          <text:p text:style-name="P23"><text:s/>4.Help, contact and forums<text:tab/>4</text:p>
        </text:index-body>
      </text:table-of-content>
      <text:p text:style-name="P2"/>
      <text:list xml:id="list478676490" text:style-name="L1">
        <text:list-item>
          <text:h text:style-name="P25" text:outline-level="1">G<text:span text:style-name="T12">etting started</text:span></text:h>
          <text:list>
            <text:list-item>
              <text:h text:style-name="P26" text:outline-level="2">Required tools</text:h>
            </text:list-item>
          </text:list>
        </text:list-item>
      </text:list>
      <text:list xml:id="list259825319" text:style-name="L2">
        <text:list-item>
          <text:p text:style-name="P12">Optional (if Matlab interface is needed):</text:p>
          <text:list>
            <text:list-item>
              <text:p text:style-name="P13">Matlab at least version R2006</text:p>
              <text:list>
                <text:list-item>
                  <text:p text:style-name="P13">Caution : Matlab MUST be installed in the default directory</text:p>
                  <text:list>
                    <text:list-item>
                      <text:p text:style-name="P13">For Linux : /opt or /soft</text:p>
                    </text:list-item>
                    <text:list-item>
                      <text:p text:style-name="P13">For Mac : /Applications</text:p>
                    </text:list-item>
                  </text:list>
                </text:list-item>
              </text:list>
            </text:list-item>
          </text:list>
        </text:list-item>
      </text:list>
      <text:list xml:id="list1018644424" text:continue-list="list478676490" text:style-name="L1">
        <text:list-item>
          <text:list>
            <text:list-item>
              <text:h text:style-name="P27" text:outline-level="2">Required package</text:h>
            </text:list-item>
          </text:list>
        </text:list-item>
      </text:list>
      <text:list xml:id="list667681633" text:style-name="L3">
        <text:list-item>
          <text:p text:style-name="P16">MPTK binary files : at least version 0.5.7</text:p>
          <text:list>
            <text:list-item>
              <text:p text:style-name="P16">For Mac “MPTK-binary-v.v.v.dmg”</text:p>
            </text:list-item>
            <text:list-item>
              <text:p text:style-name="P16">For Linux : “MPTK-binary-v.v.v.deb” or “MPTK-binary-v.v.v.rpm”</text:p>
            </text:list-item>
          </text:list>
        </text:list-item>
      </text:list>
      <text:list xml:id="list740949807" text:style-name="L4">
        <text:list-item>
          <text:p text:style-name="P18"><text:span text:style-name="T2">Libsndfile: (tested with version </text:span><text:span text:style-name="T3">1</text:span><text:span text:style-name="T4">.0.21) pre compiled library </text:span><text:span text:style-name="T2">[for further informations on how to get it and where to install the file, see appendix </text:span><text:span text:style-name="T2"><text:bookmark-ref text:reference-format="number" text:ref-name="__RefNumPara__31592613"> 3.1.</text:bookmark-ref></text:span><text:span text:style-name="T2">]</text:span></text:p>
        </text:list-item>
        <text:list-item>
          <text:p text:style-name="P18"><text:span text:style-name="T2">FFTW: (tested with version 3.2.2)</text:span><text:span text:style-name="T4"> pre compiled library</text:span><text:span text:style-name="T2"> </text:span><text:span text:style-name="T3">[for further informations on how to get it and where to install the file, see appendix </text:span><text:span text:style-name="T3"><text:bookmark-ref text:reference-format="number" text:ref-name="__RefNumPara__31593513"> 3.2.</text:bookmark-ref></text:span><text:span text:style-name="T3">]</text:span></text:p>
        </text:list-item>
      </text:list>
      <text:list xml:id="list167840670" text:continue-list="list1018644424" text:style-name="L1">
        <text:list-item>
          <text:h text:style-name="P24" text:outline-level="1">Basic installation</text:h>
          <text:list>
            <text:list-item>
              <text:h text:style-name="P27" text:outline-level="2"><text:bookmark-start text:name="__RefNumPara__31575713"/>Installation procedure<text:bookmark-end text:name="__RefNumPara__31575713"/></text:h>
            </text:list-item>
          </text:list>
        </text:list-item>
      </text:list>
      <text:p text:style-name="P17"><text:tab/><text:span text:style-name="T7">When launching the MPTK executable </text:span><text:span text:style-name="T8">“</text:span><text:span text:style-name="T9">MPTK-binary-v.v.v.dmg</text:span><text:span text:style-name="T8">”, or “</text:span><text:span text:style-name="T9">MPTK-binary-v.v.v.rpm</text:span><text:span text:style-name="T8">” or “</text:span><text:span text:style-name="T9">MPTK-binary-v.v.v.deb</text:span><text:span text:style-name="T8">” accept the terms of the licence agreements, then select the path options and follow the instructions to finish the installation.</text:span></text:p>
      <text:list xml:id="list802752565" text:continue-numbering="true" text:style-name="L1">
        <text:list-item>
          <text:list>
            <text:list-item>
              <text:h text:style-name="P27" text:outline-level="2">Composition of the archive</text:h>
            </text:list-item>
          </text:list>
        </text:list-item>
      </text:list>
      <text:p text:style-name="P14">The MPTK-binary-v.v.v.tar.gz archive contains several files and directory:</text:p>
      <text:list xml:id="list1651020494" text:style-name="L5">
        <text:list-item>
          <text:p text:style-name="P15">“bin” <text:s/>is the directory containing the MPTK executables</text:p>
        </text:list-item>
        <text:list-item>
          <text:p text:style-name="P15">“include” is the directory containing the MPTK header file « mptk.h »</text:p>
        </text:list-item>
        <text:list-item>
          <text:p text:style-name="P15">“lib” is the directory containing the useful libraries for MPTK functioning</text:p>
        </text:list-item>
        <text:list-item>
          <text:p text:style-name="P15">“mptk” is the directory containing the functionalities for MPTK</text:p>
          <text:list>
            <text:list-item>
              <text:p text:style-name="P15">“matlab” is the directory containing matlab interface for MPTK</text:p>
            </text:list-item>
            <text:list-item>
              <text:p text:style-name="P15">“plugins” is the directory containing plugins for MPTK</text:p>
            </text:list-item>
            <text:list-item>
              <text:p text:style-name="P15">“reference” is the directory containing MPTK reference objects</text:p>
            </text:list-item>
            <text:list-item>
              <text:p text:style-name="P15">“path.xml” is an xml file describing the path of reference and plugins tools</text:p>
            </text:list-item>
          </text:list>
        </text:list-item>
        <text:list-item>
          <text:p text:style-name="P15">“install.sh” is a shell script allowing to install MPTK files</text:p>
        </text:list-item>
      </text:list>
      <text:list xml:id="list920729887" text:continue-list="list802752565" text:style-name="L1">
        <text:list-item>
          <text:list>
            <text:list-item>
              <text:h text:style-name="P27" text:outline-level="2">Installation details</text:h>
            </text:list-item>
          </text:list>
        </text:list-item>
      </text:list>
      <text:p text:style-name="P7"><text:span text:style-name="T2"><text:tab/>When using the procedure described on paragraph </text:span><text:span text:style-name="T2"><text:bookmark-ref text:reference-format="number" text:ref-name="__RefNumPara__31575713"> 2.1.</text:bookmark-ref></text:span><text:span text:style-name="T2"> the install script copies all the files situated on the archive directory to “/usr/local/”</text:span></text:p>
      <text:list xml:id="list1638174560" text:continue-numbering="true" text:style-name="L1">
        <text:list-item>
          <text:h text:style-name="P24" text:outline-level="1"><text:soft-page-break/>Appendix</text:h>
          <text:list>
            <text:list-item>
              <text:h text:style-name="P27" text:outline-level="2"><text:bookmark-start text:name="__RefNumPara__31592613"/>Getting libsndfile<text:bookmark-end text:name="__RefNumPara__31592613"/></text:h>
            </text:list-item>
          </text:list>
        </text:list-item>
      </text:list>
      <text:p text:style-name="P7"><text:tab/>Libsndfile is a C library for reading and writing files containing sampled sound (such as MS Windows WAV and the Apple/SGI AIFF format) through one standard library interface. It is released in source code format under the <text:a xlink:type="simple" xlink:href="http://www.gnu.org/copyleft/lesser.html">Gnu Lesser General Public License</text:a>. </text:p>
      <text:p text:style-name="P7">This library can be downloaded either through the web (for example via Mega-Nerd website) or in the “relased files” section of the MPTK Gforge:</text:p>
      <text:list xml:id="list683039322" text:style-name="L6">
        <text:list-item>
          <text:p text:style-name="P19"><text:a xlink:type="simple" xlink:href="http://www.mega-nerd.com/libsndfile/"><text:span text:style-name="T13">http://www.mega-nerd.com/libsndfile/</text:span></text:a></text:p>
        </text:list-item>
        <text:list-item>
          <text:p text:style-name="P19"><text:a xlink:type="simple" xlink:href="http://mptk.gforge.inria.fr/"><text:span text:style-name="T5">http://mptk.gforge.inria.fr/</text:span></text:a></text:p>
        </text:list-item>
      </text:list>
      <text:p text:style-name="P9"><text:tab/>Install this package on your computer using the instructions given on this web site will be easy an will yield the following sequence of commands after unzipping the package:</text:p>
      <text:p text:style-name="P6">./configure [options]</text:p>
      <text:p text:style-name="P6">make</text:p>
      <text:p text:style-name="P20">make install </text:p>
      <text:list xml:id="list1610115766" text:continue-list="list1638174560" text:style-name="L1">
        <text:list-item>
          <text:list>
            <text:list-item>
              <text:h text:style-name="P27" text:outline-level="2"><text:bookmark-start text:name="__RefNumPara__31593513"/>Getting fftw<text:bookmark-end text:name="__RefNumPara__31593513"/></text:h>
            </text:list-item>
          </text:list>
        </text:list-item>
      </text:list>
      <text:p text:style-name="P7"><text:span text:style-name="T12"><text:tab/></text:span><text:span text:style-name="T6">FFTW is a C subroutine library for computing the discrete Fourier transform (DFT) in one or more dimensions, of arbitrary input size, and of both real and complex data (as well as of even/odd data, i.e. the discrete cosine/sine transforms or DCT/DST). </text:span></text:p>
      <text:p text:style-name="P5"/>
      <text:p text:style-name="Standard"><text:tab/>This library can be downloaded either through the web or in the “relased files” section of the MPTK Gforge:</text:p>
      <text:list xml:id="list1159591190" text:style-name="L7">
        <text:list-item>
          <text:p text:style-name="P21"><text:a xlink:type="simple" xlink:href="http://www.fftw.org/install/windows.html"><text:span text:style-name="T2">http://www.fftw.org/install/windows.html</text:span></text:a></text:p>
        </text:list-item>
        <text:list-item>
          <text:p text:style-name="P21"><text:a xlink:type="simple" xlink:href="http://mptk.gforge.inria.fr/"><text:span text:style-name="T2">http://mptk.gforge.inria.fr/</text:span></text:a></text:p>
        </text:list-item>
      </text:list>
      <text:p text:style-name="P5"/>
      <text:p text:style-name="P10"><text:tab/>Install this package on your computer using the instructions given on this web site will be easy an will yield the following sequence of commands after unzipping the package:</text:p>
      <text:p text:style-name="P6">./configure [options]</text:p>
      <text:p text:style-name="P6">make</text:p>
      <text:p text:style-name="P6">make install</text:p>
      <text:p text:style-name="P6"/>
      <text:list xml:id="list324883701" text:continue-list="list1610115766" text:style-name="L1">
        <text:list-item>
          <text:h text:style-name="P25" text:outline-level="1">Help, contact and forums</text:h>
        </text:list-item>
      </text:list>
      <text:p text:style-name="Text_20_body"/>
      <text:p text:style-name="P8">If you need help with the software: </text:p>
      <text:list xml:id="list452833356" text:style-name="L8">
        <text:list-item>
          <text:p text:style-name="P22"><text:span text:style-name="T1">check if a more recent </text:span><text:a xlink:type="simple" xlink:href="http://gforge.inria.fr/project/showfiles.php?group_id=36"><text:span text:style-name="T10">release</text:span></text:a><text:span text:style-name="T1"> fixes your problem; </text:span></text:p>
        </text:list-item>
        <text:list-item>
          <text:p text:style-name="P22"><text:span text:style-name="T1">if not, use the </text:span><text:a xlink:type="simple" xlink:href="http://gforge.inria.fr/forum/forum.php?forum_id=109"><text:span text:style-name="T10">Help forum</text:span></text:a><text:span text:style-name="T1"> to ask questions. </text:span></text:p>
        </text:list-item>
      </text:list>
      <text:p text:style-name="P8"/>
      <text:p text:style-name="Text_20_body"><text:span text:style-name="T1">Other </text:span><text:a xlink:type="simple" xlink:href="http://gforge.inria.fr/forum/?group_id=36"><text:span text:style-name="T10">Forums</text:span></text:a><text:span text:style-name="T1"> are available for open discussions about the Matching Pursuit algorithm and its MPTK implementation. </text:span></text:p>
      <text:p text:style-name="Text_20_body"><text:span text:style-name="T1">Some articles exposing scientific results related to MPTK are available in PDF format through the </text:span><text:a xlink:type="simple" xlink:href="http://gforge.inria.fr/project/showfiles.php?group_id=36"><text:span text:style-name="T10">Released Files</text:span></text:a><text:span text:style-name="T1"> page. </text:span></text:p>
      <text:p text:style-name="P8"/>
      <text:p text:style-name="P8">If you want specific informations, or if you want to communicate privately with us, please write to</text:p>
      <text:p text:style-name="Text_20_body"><text:a xlink:type="simple" xlink:href="mailto:matching.pursuit@irisa.fr"><text:span text:style-name="T1">matching.pursuit@irisa.fr</text:span></text:a><text:span text:style-name="T1">.</text:span></text:p>
      <text:p text:style-name="P8"/>
      <text:p text:style-name="Text_20_body"><text:span text:style-name="T1">Request for help sent to this address won't be answered. Please use the </text:span><text:a xlink:type="simple" xlink:href="http://gforge.inria.fr/forum/forum.php?forum_id=109"><text:span text:style-name="T10">Help forum</text:span></text:a><text:span text:style-name="T1"> instead.</text:span></text:p>
      <text:p text:style-name="P8"/>
      <text:p text:style-name="Text_20_body"><text:span text:style-name="T11">Thank you for your interest in The Matching Pursuit ToolKit !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uxi Sans" svg:font-family="'Luxi Sans'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font-name-asian="Luxi Sans1" style:font-size-asian="12pt" style:language-asian="zxx" style:country-asian="none" style:font-name-complex="Luxi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Contents_20_1" style:next-style-name="Text_20_body" style:default-outline-level="1" style:list-style-name="Outline" style:class="text" style:master-page-name="">
      <style:paragraph-properties fo:margin-top="0.423cm" fo:margin-bottom="0.212cm" style:page-number="auto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Heading_20_1" style:display-name="Heading 1" style:family="paragraph" style:parent-style-name="Heading" style:next-style-name="Text_20_body" style:default-outline-level="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style:font-name="Nimbus Roman No9 L" fo:font-size="14pt" fo:font-weight="bold" style:font-name-asian="Luxi Sans1" style:font-size-asian="14pt" style:font-weight-asian="bold" style:font-name-complex="Luxi Sans1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left="1.27cm" fo:margin-right="0cm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left="1.27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left="1.27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T1" style:family="text"/>
    <style:style style:name="Mgr1" style:family="graphic">
      <style:graphic-properties svg:stroke-width="0.025cm" draw:marker-start-width="0.381cm" draw:marker-end-width="0.381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line text:anchor-type="paragraph" draw:z-index="3" draw:style-name="Mgr1" draw:text-style-name="MP1" svg:x1="0.026cm" svg:y1="0.545cm" svg:x2="16.929cm" svg:y2="0.545cm"><text:p/></draw:line><text:initial-creator/>LE BOULCH Ronan <text:s text:c="15"/><text:tab/> <text:s text:c="65"/><text:a xlink:type="simple" xlink:href="http://www.irisa.fr/">IRISA</text:a> – <text:a xlink:type="simple" xlink:href="http://www.irisa.fr/metiss/">METISS Project</text:a></text:p>
      </style:header>
      <style:footer>
        <text:p text:style-name="Footer"><draw:line text:anchor-type="paragraph" draw:z-index="7" draw:style-name="Mgr1" draw:text-style-name="MP1" svg:x1="0.026cm" svg:y1="0.545cm" svg:x2="16.929cm" svg:y2="0.545cm"><text:p/></draw:line><draw:line text:anchor-type="paragraph" draw:z-index="11" draw:style-name="Mgr1" draw:text-style-name="MP1" svg:x1="0.007cm" svg:y1="-0.065cm" svg:x2="16.91cm" svg:y2="-0.065cm"><text:p/></draw:line><text:subject>ODL MPTK</text:subject> <text:s text:c="49"/><text:date style:data-style-name="N37" text:date-value="2010-05-31T15:19:36.99">31/05/10</text:date> <text:s text:c="65"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Eclipse-en-V3</dc:title>
    <dc:subject>ODL MPTK</dc:subject>
    <meta:creation-date>2006-10-19T14:44:25</meta:creation-date>
    <dc:creator>Ronan Le Boulch</dc:creator>
    <dc:date>2010-05-31T15:19:37</dc:date>
    <dc:language>en-GB</dc:language>
    <meta:editing-cycles>150</meta:editing-cycles>
    <meta:editing-duration>PT43H44M52S</meta:editing-duration>
    <meta:document-statistic meta:table-count="0" meta:image-count="0" meta:object-count="0" meta:page-count="4" meta:paragraph-count="75" meta:word-count="705" meta:character-count="4564"/>
    <meta:user-defined meta:name="Info 1"/>
    <meta:user-defined meta:name="Info 2"/>
    <meta:user-defined meta:name="Info 3"/>
    <meta:user-defined meta:name="Info 4"/>
  </office:meta>
</office:document-meta>
</file>